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utsBundleNode.contains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utsBundleNode.StrutsBundleNode( Locale locale , MessageResources message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utsBundleNode.getString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utsBundleNo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utsBundleNode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